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0" style:family="table">
      <style:table-properties style:width="17cm" table:align="margins" style:may-break-between-rows="false"/>
    </style:style>
    <style:style style:name="Table40.A" style:family="table-column">
      <style:table-column-properties style:column-width="8.5cm" style:rel-column-width="32767*"/>
    </style:style>
    <style:style style:name="Table40.B" style:family="table-column">
      <style:table-column-properties style:column-width="8.5cm" style:rel-column-width="32768*"/>
    </style:style>
    <style:style style:name="Table41" style:family="table">
      <style:table-properties style:width="17cm" table:align="margins" style:may-break-between-rows="false"/>
    </style:style>
    <style:style style:name="Table41.A" style:family="table-column">
      <style:table-column-properties style:column-width="5.667cm" style:rel-column-width="21845*"/>
    </style:style>
    <style:style style:name="Table41.A1" style:family="table-cell">
      <style:table-cell-properties fo:padding="0cm" fo:border="none"/>
    </style:style>
    <style:style style:name="P1" style:family="paragraph" style:parent-style-name="Text_20_body">
      <style:text-properties officeooo:paragraph-rsid="002077c4"/>
    </style:style>
    <style:style style:name="P2" style:family="paragraph" style:parent-style-name="Text_20_body">
      <style:text-properties officeooo:paragraph-rsid="00211fca"/>
    </style:style>
    <style:style style:name="P3" style:family="paragraph" style:parent-style-name="Text_20_body">
      <style:text-properties fo:font-weight="bold" officeooo:paragraph-rsid="002077c4" style:font-weight-asian="bold" style:font-weight-complex="bold"/>
    </style:style>
    <style:style style:name="P4" style:family="paragraph" style:parent-style-name="Heading_20_2">
      <style:paragraph-properties fo:break-before="page"/>
      <style:text-properties officeooo:paragraph-rsid="002077c4"/>
    </style:style>
    <style:style style:name="P5" style:family="paragraph" style:parent-style-name="Heading_20_3">
      <style:text-properties officeooo:paragraph-rsid="002077c4"/>
    </style:style>
    <style:style style:name="P6" style:family="paragraph" style:parent-style-name="Text_20_body" style:list-style-name="L1">
      <style:text-properties officeooo:paragraph-rsid="00219f89"/>
    </style:style>
    <style:style style:name="P7" style:family="paragraph" style:parent-style-name="Text_20_body" style:list-style-name="L1">
      <style:text-properties officeooo:rsid="005b4939" officeooo:paragraph-rsid="002077c4"/>
    </style:style>
    <style:style style:name="P8" style:family="paragraph" style:parent-style-name="Text_20_body" style:list-style-name="L1">
      <style:text-properties officeooo:rsid="005dfb37" officeooo:paragraph-rsid="002077c4"/>
    </style:style>
    <style:style style:name="P9" style:family="paragraph" style:parent-style-name="Text_20_body" style:list-style-name="L1">
      <style:text-properties fo:color="#000000" style:font-name="Times New Roman" officeooo:rsid="005dfb37" officeooo:paragraph-rsid="002077c4"/>
    </style:style>
    <style:style style:name="P10" style:family="paragraph" style:parent-style-name="Text_20_body" style:list-style-name="L1">
      <style:text-properties fo:color="#000000" style:font-name="Times New Roman" officeooo:rsid="005b4939" officeooo:paragraph-rsid="00211fca"/>
    </style:style>
    <style:style style:name="P11" style:family="paragraph" style:parent-style-name="Text_20_body" style:list-style-name="L1">
      <style:text-properties fo:color="#000000" style:font-name="Times New Roman" officeooo:rsid="0021f347" officeooo:paragraph-rsid="0021f347"/>
    </style:style>
    <style:style style:name="P12" style:family="paragraph" style:parent-style-name="Text_20_body">
      <style:text-properties fo:font-weight="bold" officeooo:paragraph-rsid="00219f89" style:font-weight-asian="bold" style:font-weight-complex="bold"/>
    </style:style>
    <style:style style:name="P13" style:family="paragraph" style:parent-style-name="Text_20_body">
      <style:text-properties fo:font-weight="bold" officeooo:paragraph-rsid="0021f347" style:font-weight-asian="bold" style:font-weight-complex="bold"/>
    </style:style>
    <style:style style:name="P14" style:family="paragraph" style:parent-style-name="Text_20_body">
      <style:text-properties fo:font-weight="bold" officeooo:rsid="005b4939" officeooo:paragraph-rsid="0021f699" style:font-weight-asian="bold" style:font-weight-complex="bold"/>
    </style:style>
    <style:style style:name="P15" style:family="paragraph" style:parent-style-name="Text_20_body">
      <style:text-properties officeooo:paragraph-rsid="002077c4"/>
    </style:style>
    <style:style style:name="P16" style:family="paragraph" style:parent-style-name="Text_20_body">
      <style:text-properties officeooo:paragraph-rsid="00219f89"/>
    </style:style>
    <style:style style:name="P17" style:family="paragraph" style:parent-style-name="Text_20_body" style:list-style-name="L1">
      <style:paragraph-properties fo:margin-left="0cm" fo:margin-right="0cm" fo:text-align="start" style:justify-single-word="false" fo:text-indent="-0.635cm" style:auto-text-indent="false"/>
      <style:text-properties officeooo:paragraph-rsid="002077c4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officeooo:rsid="00219f8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9f89" style:font-weight-asian="bold" style:font-weight-complex="bold"/>
    </style:style>
    <style:style style:name="T5" style:family="text">
      <style:text-properties fo:font-weight="bold" officeooo:rsid="0021f699" style:font-weight-asian="bold" style:font-weight-complex="bold"/>
    </style:style>
    <style:style style:name="T6" style:family="text">
      <style:text-properties officeooo:rsid="005b4939"/>
    </style:style>
    <style:style style:name="T7" style:family="text">
      <style:text-properties officeooo:rsid="0059be03"/>
    </style:style>
    <style:style style:name="T8" style:family="text">
      <style:text-properties officeooo:rsid="005b8799"/>
    </style:style>
    <style:style style:name="T9" style:family="text">
      <style:text-properties officeooo:rsid="00369d48"/>
    </style:style>
    <style:style style:name="T10" style:family="text">
      <style:text-properties officeooo:rsid="002077c4"/>
    </style:style>
    <style:style style:name="T11" style:family="text">
      <style:text-properties officeooo:rsid="00219f89"/>
    </style:style>
    <style:style style:name="T12" style:family="text">
      <style:text-properties officeooo:rsid="0021f347"/>
    </style:style>
    <style:style style:name="T13" style:family="text">
      <style:text-properties officeooo:rsid="0021f69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10">5 </text:span>X Motor Assembly</text:h>
      <text:h text:style-name="P5" text:outline-level="3"><text:bookmark-start text:name="__RefHeading__10145_932170812"/>Vitamins<text:bookmark-end text:name="__RefHeading__10145_932170812"/></text:h>
      <table:table table:name="Table40" table:style-name="Table40">
        <table:table-column table:style-name="Table40.A"/>
        <table:table-column table:style-name="Table40.B"/>
        <table:table-row>
          <table:table-cell office:value-type="string">
            <text:p text:style-name="P12"><text:span text:style-name="T12">31</text:span> Washer M3 x 7mm x 0.5mm</text:p>
            <text:p text:style-name="P12"><text:s text:c="2"/>1 GT2 pulley 20 teeth</text:p>
            <text:p text:style-name="P12"><text:s text:c="2"/>2 <text:span text:style-name="T1">RJ4JP-01-08 Bushing</text:span><text:span text:style-name="T2">s</text:span></text:p>
            <text:p text:style-name="P12"><text:span text:style-name="T2"><text:s text:c="2"/>1 NEMA17 x 47mm stepper motor</text:span></text:p>
            <text:p text:style-name="P12"><text:span text:style-name="T11"><text:s text:c="2"/>2</text:span> <text:span text:style-name="T11">N</text:span>ut M3</text:p>
            <text:p text:style-name="P16"><text:span text:style-name="T3"><text:s text:c="2"/></text:span><text:span text:style-name="T5">7</text:span><text:span text:style-name="T3"> M3 cap screw x ??mm</text:span></text:p>
          </table:table-cell>
          <table:table-cell office:value-type="string">
            <text:p text:style-name="P13"/>
            <text:p text:style-name="P13"><text:s text:c="2"/><text:span text:style-name="T12">2</text:span> No2 pan wood screw x 13mm</text:p>
            <text:p text:style-name="P13"><text:s text:c="2"/><text:span text:style-name="T12">2</text:span> Washer M2.5 x 5.9mm x 0.5mm</text:p>
            <text:p text:style-name="P13"><text:s text:c="2"/>1 Microswitch</text:p>
            <text:p text:style-name="P13"><text:s text:c="2"/>4 Heatshrink sleeving ID 2.4mm x 15mm</text:p>
            <text:p text:style-name="P14"><text:s text:c="2"/>1 M5 Brass nut</text:p>
            <text:p text:style-name="P14"><text:s text:c="2"/><text:span text:style-name="T7">1</text:span> Nyloc nut M3</text:p>
          </table:table-cell>
        </table:table-row>
      </table:table>
      <text:h text:style-name="P5" text:outline-level="3"><text:bookmark-start text:name="__RefHeading__2867_932170812"/>Printed parts<text:bookmark-end text:name="__RefHeading__2867_932170812"/></text:h>
      <table:table table:name="Table41" table:style-name="Table41">
        <table:table-column table:style-name="Table41.A" table:number-columns-repeated="3"/>
        <table:table-row>
          <table:table-cell table:style-name="Table41.A1" office:value-type="string">
            <text:p text:style-name="P1">1 d_shell.stl</text:p>
            <text:p text:style-name="P1"><draw:frame draw:style-name="fr1" draw:name="graphics73" text:anchor-type="as-char" svg:width="5.419cm" svg:height="4.062cm" draw:z-index="0"><draw:image xlink:href="../../../../../OneDrive/dokumenter/3D%20Printer/Round4/Mendel90-1/dibond/render/i3xends_v2_Motor.png" xlink:type="simple" xlink:show="embed" xlink:actuate="onLoad"/></draw:frame></text:p>
          </table:table-cell>
          <table:table-cell table:style-name="Table41.A1" office:value-type="string">
            <text:p text:style-name="P1">1 d_shell_lid.stl</text:p>
            <text:p text:style-name="P1"><draw:frame draw:style-name="fr1" draw:name="graphics74" text:anchor-type="as-char" svg:width="5.419cm" svg:height="4.062cm" draw:z-index="1"><draw:image xlink:href="../../../../../OneDrive/dokumenter/3D%20Printer/Round4/Mendel90-1/dibond/render/xendstop_45mm.png" xlink:type="simple" xlink:show="embed" xlink:actuate="onLoad"/></draw:frame></text:p>
          </table:table-cell>
          <table:table-cell table:style-name="Table41.A1" office:value-type="string">
            <text:p text:style-name="P2">1 <text:span text:style-name="T7">z_screw_isolator_right.stl</text:span></text:p>
            <text:p text:style-name="P1"><draw:frame draw:style-name="fr1" draw:name="Billede2" text:anchor-type="as-char" svg:width="5.419cm" svg:height="4.062cm" draw:z-index="2"><draw:image xlink:href="../../../../../OneDrive/dokumenter/3D%20Printer/Round4/Mendel90-1/dibond/render/z_screw_isolator_right.png" xlink:type="simple" xlink:show="embed" xlink:actuate="onLoad"/></draw:frame></text:p>
          </table:table-cell>
        </table:table-row>
      </table:table>
      <text:h text:style-name="P5" text:outline-level="3"><text:bookmark-start text:name="__RefHeading__2869_932170812"/>Assembly<text:bookmark-end text:name="__RefHeading__2869_932170812"/></text:h>
      <text:list xml:id="list6599055066301217857" text:style-name="L1">
        <text:list-header>
          <text:p text:style-name="P17"/>
        </text:list-header>
        <text:list-item>
          <text:p text:style-name="P7">Slide the 2 Idler parts together, they are a VERY tight fit. Don’t worry if they <text:span text:style-name="T8">don’t </text:span>slide completely together. When inserting the X rods they will home the last bit.</text:p>
        </text:list-item>
        <text:list-item>
          <text:p text:style-name="P8">Attach the stepper with the wires facing down. Use enough washers that the base of the stepper clears the inside of the motor mount plus 1mm. </text:p>
        </text:list-item>
        <text:list-item>
          <text:p text:style-name="P8">Slide on the pulley on and center it in the motor mount channel with a 1mm gap to the base of the stepper. </text:p>
        </text:list-item>
        <text:list-item>
          <text:p text:style-name="P6"><text:span text:style-name="T6">Insert 2 </text:span><text:span text:style-name="T1">RJ4JP-01-08 Bushing</text:span><text:span text:style-name="T6">s, one from the top and one from the bottom.</text:span></text:p>
        </text:list-item>
        <text:list-item>
          <text:p text:style-name="P8">Insert 2 M3 nuts in the endstop and insert 2 M3 screws and washers</text:p>
        </text:list-item>
        <text:list-item>
          <text:p text:style-name="P9">Attach the microswitch with the wood screws and washers</text:p>
        </text:list-item>
        <text:list-item>
          <text:p text:style-name="P10">Insert a M5 brass nut in the isolator. Put a M3 nut and washer through the isolator and a M3 Nyloc on the other side.</text:p>
        </text:list-item>
        <text:list-item>
          <text:p text:style-name="P11">Slide the heat shrink tubes over each of the 4 stepper motor wires but just bundle up the wires for now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1-18T14:38:40.509000000</dc:date>
    <meta:editing-duration>PT1H26M1S</meta:editing-duration>
    <meta:editing-cycles>6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30" meta:word-count="245" meta:character-count="1234" meta:non-whitespace-character-count="1000"/>
  </office:meta>
</office:document-meta>
</file>